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abd6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3.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5.215cm"/>
    </style:style>
    <style:style style:name="gr7" style:family="graphic" style:parent-style-name="standard">
      <style:graphic-properties draw:fill-color="#b84747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1cm" fo:min-width="4.3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standard" draw:layer="layout" svg:width="5.08cm" svg:height="5.08cm" svg:x="1cm" svg:y="1cm">
          <text:p/>
          <draw:enhanced-geometry svg:viewBox="0 0 21600 21600" draw:type="rectangle" draw:enhanced-path="M 0 0 L 21600 0 21600 21600 0 21600 0 0 Z N"/>
        </draw:custom-shape>
        <draw:custom-shape draw:style-name="standard" draw:layer="layout" svg:width="5.08cm" svg:height="5.08cm" svg:x="1cm" svg:y="6.08cm">
          <text:p/>
          <draw:enhanced-geometry svg:viewBox="0 0 21600 21600" draw:type="rectangle" draw:enhanced-path="M 0 0 L 21600 0 21600 21600 0 21600 0 0 Z N"/>
        </draw:custom-shape>
        <draw:custom-shape draw:style-name="standard" draw:layer="layout" svg:width="5.08cm" svg:height="5.08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standard" draw:layer="layout" svg:width="5.08cm" svg:height="5.08cm" svg:x="6.08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08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6.08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8.62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35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08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35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0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985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35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35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985cm" svg:y="4.8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056cm" svg:height="0.962cm" svg:x="3.411cm" svg:y="11.28cm">
          <draw:text-box>
            <text:p>MDWorkspace Size</text:p>
          </draw:text-box>
        </draw:frame>
        <draw:line draw:style-name="gr4" draw:text-style-name="P1" draw:layer="layout" svg:x1="9.255cm" svg:y1="11.795cm" svg:x2="11.16cm" svg:y2="11.795cm">
          <text:p/>
        </draw:line>
        <draw:line draw:style-name="gr4" draw:text-style-name="P1" draw:layer="layout" svg:x1="3.54cm" svg:y1="11.795cm" svg:x2="1cm" svg:y2="11.795cm">
          <text:p/>
        </draw:line>
        <draw:frame draw:style-name="gr5" draw:text-style-name="P2" draw:layer="layout" svg:width="3.175cm" svg:height="2.232cm" svg:x="2.025cm" svg:y="7.023cm">
          <draw:text-box>
            <text:p text:style-name="P1"><text:span text:style-name="T1">MDBox contains MDEvents</text:span></text:p>
          </draw:text-box>
        </draw:frame>
        <draw:frame draw:style-name="gr3" draw:layer="layout" svg:width="3.779cm" svg:height="0.962cm" svg:x="11.191cm" svg:y="2.905cm">
          <draw:text-box>
            <text:p>MDGridBox</text:p>
          </draw:text-box>
        </draw:frame>
        <draw:line draw:style-name="gr4" draw:text-style-name="P1" draw:layer="layout" svg:x1="12.43cm" svg:y1="4.175cm" svg:x2="12.43cm" svg:y2="6.08cm">
          <text:p/>
        </draw:line>
        <draw:line draw:style-name="gr4" draw:text-style-name="P1" draw:layer="layout" svg:x1="12.43cm" svg:y1="2.905cm" svg:x2="12.43cm" svg:y2="1cm">
          <text:p/>
        </draw:line>
        <draw:line draw:style-name="gr4" draw:text-style-name="P1" draw:layer="layout" svg:x1="12.43cm" svg:y1="8.62cm" svg:x2="8.338cm" svg:y2="5.772cm">
          <text:p/>
        </draw:line>
        <draw:frame draw:style-name="gr6" draw:text-style-name="P3" draw:layer="layout" svg:width="5.715cm" svg:height="3.175cm" svg:x="12.43cm" svg:y="7.985cm">
          <draw:text-box>
            <text:p><text:span text:style-name="T2">High-density area gets recursively split into finer boxes</text:span></text:p>
          </draw:text-box>
        </draw:frame>
        <draw:g>
          <draw:custom-shape draw:style-name="gr7" draw:text-style-name="P1" draw:layer="layout" svg:width="0.255cm" svg:height="0.255cm" svg:x="4.765cm" svg:y="3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5cm" svg:height="0.255cm" svg:x="2.206cm" svg:y="2.8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5cm" svg:height="0.255cm" svg:x="3.469cm" svg:y="2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5cm" svg:height="0.255cm" svg:x="2.538cm" svg:y="1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5cm" svg:height="0.255cm" svg:x="3.521cm" svg:y="3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5cm" svg:height="0.255cm" svg:x="3.881cm" svg:y="1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5cm" svg:height="0.255cm" svg:x="2.841cm" svg:y="2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55cm" svg:height="0.255cm" svg:x="2.841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4" draw:layer="layout" svg:width="4.862cm" svg:height="1.441cm" svg:x="1.218cm" svg:y="4.271cm">
          <draw:text-box>
            <text:p text:style-name="P1"><text:span text:style-name="T3">MDEvents are points in MD-space</text:span></text:p>
          </draw:text-box>
        </draw:frame>
        <draw:frame draw:style-name="gr9" draw:text-style-name="P5" draw:layer="layout" svg:width="3.81cm" svg:height="2.54cm" svg:x="14.97cm" svg:y="2.27cm">
          <draw:text-box>
            <text:p><text:span text:style-name="T3">is split into several MDBoxes or MDGridBox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nik Zikovsky</meta:initial-creator>
    <meta:creation-date>2012-01-19T13:12:04</meta:creation-date>
    <meta:generator>LibreOffice/3.3$Unix LibreOffice_project/330m19$Build-401</meta:generator>
    <dc:date>2012-01-19T13:34:52</dc:date>
    <dc:creator>Janik Zikovsky</dc:creator>
    <meta:editing-duration>PT21M17S</meta:editing-duration>
    <meta:editing-cycles>6</meta:editing-cycles>
    <meta:document-statistic meta:object-count="36"/>
  </office:meta>
</office:document-meta>
</file>